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list-style-name="L1">
      <style:text-properties style:font-name="Helvetica"/>
    </style:style>
    <style:style style:name="P3" style:family="paragraph" style:parent-style-name="Standard" style:list-style-name="L2">
      <style:text-properties style:font-name="Helveti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SYSTEME</text:p>
      <text:p text:style-name="P1"/>
      <text:p text:style-name="P1">1 – Modèle Client-Serveur :</text:p>
      <text:p text:style-name="P1"/>
      <text:p text:style-name="P1">Choix de protocoles de communication :</text:p>
      <text:p text:style-name="P1"/>
      <text:p text:style-name="P1"><text:tab/>Socket Unix (pourquoi ? À voir → Serveur-Client classique)</text:p>
      <text:p text:style-name="P1"/>
      <text:p text:style-name="P1">Sérialisation :</text:p>
      <text:p text:style-name="P1"/>
      <text:list xml:id="list3014905051043079262" text:style-name="L1">
        <text:list-item>
          <text:p text:style-name="P2">on utilise un tableau de char (buffer) pour sérialiser les données</text:p>
        </text:list-item>
        <text:list-item>
          <text:p text:style-name="P2">on sérialise chaque type d'argument séparément puis que l'on concatène avant de les envoyer au serveur </text:p>
        </text:list-item>
      </text:list>
      <text:p text:style-name="P1"/>
      <text:p text:style-name="P1">Dessérialisation :</text:p>
      <text:p text:style-name="P1"/>
      <text:list xml:id="list7479670135230720016" text:style-name="L2">
        <text:list-item>
          <text:p text:style-name="P3">on récupère le nom de la fonction, ainsi que le nombre d'arguments. On vérifie ensuite que la fonction existe bien, et que le nombre d'arguments est bon. Le cas échéant, on récupère les arguments de la fonction (on les met dans un tableau de struct arg) en testant s'ils sont bons. Et ainsi on peut lancer la fonction demandée et renvoyer le résultat de celle-ci.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fir Medjeber</meta:initial-creator>
    <meta:creation-date>2015-06-01T13:37:57</meta:creation-date>
    <meta:document-statistic meta:table-count="0" meta:image-count="0" meta:object-count="0" meta:page-count="1" meta:paragraph-count="9" meta:word-count="121" meta:character-count="708"/>
    <dc:date>2015-06-01T17:07:29</dc:date>
    <dc:creator>Safir Medjeber</dc:creator>
    <meta:editing-duration>PT1H56M32S</meta:editing-duration>
    <meta:editing-cycles>1</meta:editing-cycles>
    <meta:generator>OpenOffice/4.1.1$Unix OpenOffice.org_project/411m6$Build-9775</meta:generator>
  </office:meta>
</office:document-meta>
</file>